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ial Unicode MS1" svg:font-family="'Arial Unicode MS'" style:font-adornments="Bold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396in" fo:margin-left="-0.5417in" table:align="left" style:writing-mode="rl-tb"/>
    </style:style>
    <style:style style:name="Table1.A" style:family="table-column">
      <style:table-column-properties style:column-width="1.4063in"/>
    </style:style>
    <style:style style:name="Table1.B" style:family="table-column">
      <style:table-column-properties style:column-width="0.1667in"/>
    </style:style>
    <style:style style:name="Table1.C" style:family="table-column">
      <style:table-column-properties style:column-width="2.3333in"/>
    </style:style>
    <style:style style:name="Table1.D" style:family="table-column">
      <style:table-column-properties style:column-width="1.7556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667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5597in"/>
    </style:style>
    <style:style style:name="Table1.B5" style:family="table-cell">
      <style:table-cell-properties style:vertical-align="middle" fo:padding="0.0382in" fo:border="none"/>
    </style:style>
    <style:style style:name="Table1.D5" style:family="table-cell">
      <style:table-cell-properties style:vertical-align="bottom" fo:padding="0.0382in" fo:border="none"/>
    </style:style>
    <style:style style:name="Table1.6" style:family="table-row">
      <style:table-row-properties style:min-row-height="0.6667in"/>
    </style:style>
    <style:style style:name="Table1.7" style:family="table-row">
      <style:table-row-properties style:min-row-height="0.5993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fo:font-weight="bold" officeooo:rsid="00151e08" officeooo:paragraph-rsid="008c8c5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ae54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b1430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5d7c0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c06902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0pt" officeooo:paragraph-rsid="005b11cf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fo:font-size="10pt" officeooo:rsid="00151e08" officeooo:paragraph-rsid="008b1430" style:font-size-asian="10pt" style:font-size-complex="10pt"/>
    </style:style>
    <style:style style:name="P10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6b382" officeooo:paragraph-rsid="00c02235" style:font-size-asian="10pt" style:font-weight-asian="normal" style:font-size-complex="10pt" style:font-weight-complex="normal"/>
    </style:style>
    <style:style style:name="P11" style:family="paragraph" style:parent-style-name="Standard">
      <style:text-properties officeooo:paragraph-rsid="008b1430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3.6665in"/>
          <style:tab-stop style:position="4.8335in"/>
        </style:tab-stops>
      </style:paragraph-properties>
      <style:text-properties officeooo:rsid="004cc030" officeooo:paragraph-rsid="004a7d33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82e3e" style:font-weight-asian="bold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c8c58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rsid="00151e08" officeooo:paragraph-rsid="00151e0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151e08" officeooo:paragraph-rsid="0065be31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151e08" officeooo:paragraph-rsid="00364257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4" style:family="paragraph">
      <style:paragraph-properties fo:text-align="end"/>
      <style:text-properties style:text-line-through-style="none" style:font-name="Arial Unicode MS" fo:font-size="8pt" fo:font-style="normal" style:text-underline-style="none" fo:font-weight="normal"/>
    </style:style>
    <style:style style:name="P25" style:family="paragraph">
      <style:paragraph-properties fo:text-align="end"/>
      <style:text-properties style:text-line-through-style="none" style:font-name="Arial Unicode MS1" fo:font-size="10pt" fo:font-style="normal" style:text-underline-style="none" fo:font-weight="bold"/>
    </style:style>
    <style:style style:name="P26" style:family="paragraph">
      <style:paragraph-properties fo:text-align="start"/>
      <style:text-properties style:text-line-through-style="none" style:font-name="Arial Unicode MS" fo:font-size="8pt" fo:font-style="normal" style:text-underline-style="none" fo:font-weight="normal"/>
    </style:style>
    <style:style style:name="P27" style:family="paragraph">
      <style:paragraph-properties fo:text-align="end"/>
      <style:text-properties style:text-line-through-style="none" style:font-name="Arial Unicode MS1" fo:font-size="8pt" fo:font-style="normal" style:text-underline-style="none" fo:font-weight="bold"/>
    </style:style>
    <style:style style:name="P28" style:family="paragraph">
      <style:paragraph-properties fo:text-align="end"/>
      <style:text-properties style:text-line-through-style="none" style:font-name="Arial Unicode MS1" fo:font-size="9pt" fo:font-style="normal" style:text-underline-style="none" fo:font-weight="bold"/>
    </style:style>
    <style:style style:name="P29" style:family="paragraph">
      <style:paragraph-properties fo:text-align="end"/>
      <style:text-properties style:text-line-through-style="none" style:font-name="Liberation Serif1" fo:font-size="8pt" fo:font-style="normal" style:text-underline-style="none" fo:font-weight="bold"/>
    </style:style>
    <style:style style:name="P30" style:family="paragraph">
      <style:paragraph-properties fo:text-align="center"/>
      <style:text-properties style:text-line-through-style="none" style:font-name="Arial Unicode MS1" fo:font-size="12pt" fo:font-style="normal" style:text-underline-style="none" fo:font-weight="bold"/>
    </style:style>
    <style:style style:name="P31" style:family="paragraph">
      <style:paragraph-properties fo:text-align="center"/>
      <style:text-properties style:text-line-through-style="none" style:font-name="Liberation Serif1" fo:font-size="12pt" fo:font-style="normal" style:text-underline-style="none" fo:font-weight="bold"/>
    </style:style>
    <style:style style:name="P32" style:family="paragraph">
      <style:paragraph-properties fo:text-align="start"/>
      <style:text-properties style:text-line-through-style="none" style:font-name="Liberation Serif2" fo:font-size="10pt" fo:font-style="normal" style:text-underline-style="none" fo:font-weight="normal"/>
    </style:style>
    <style:style style:name="P33" style:family="paragraph">
      <style:paragraph-properties fo:text-align="end"/>
      <style:text-properties style:text-line-through-style="none" style:font-name="Liberation Serif2" fo:font-size="10pt" fo:font-style="normal" style:text-underline-style="none" fo:font-weight="normal"/>
    </style:style>
    <style:style style:name="P34" style:family="paragraph">
      <style:paragraph-properties fo:text-align="center"/>
      <style:text-properties fo:font-size="12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iting-mode="rl-tb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fo:border="none" style:writing-mode="rl-tb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fo:border="none" style:writing-mode="rl-tb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iting-mode="rl-tb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iting-mode="rl-tb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textarea-vertical-align="middle" fo:border="none" style:writing-mode="rl-tb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textarea-vertical-align="middle" fo:border="none" style:writing-mode="rl-tb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9" style:family="graphic">
      <style:graphic-properties fo:border="none" style:writing-mode="rl-tb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2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ragraph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tuden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Gend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AdmissionColleg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FirstMajo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OB" form:control-implementation="ooo:com.sun.star.form.component.TextField" xml:id="control8" form:id="control8" form:current-value="DOB" form:value="DO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udentId" form:control-implementation="ooo:com.sun.star.form.component.TextField" xml:id="control9" form:id="control9" form:current-value="Student Id_" form:value="Student Id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UniversityName" form:control-implementation="ooo:com.sun.star.form.component.TextField" xml:id="control10" form:id="control10" form:current-value="University Name" form:value="University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TranscriptName" form:control-implementation="ooo:com.sun.star.form.component.TextField" xml:id="control11" form:id="control11" form:current-value="Transcript" form:value="Transcrip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ate" form:control-implementation="ooo:com.sun.star.form.component.TextField" xml:id="control12" form:id="control12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ate" form:control-implementation="ooo:com.sun.star.form.component.TextField" xml:id="control13" form:id="control13" form:current-value="Date" form:value="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AnRName" form:control-implementation="ooo:com.sun.star.form.component.TextField" xml:id="control14" form:id="control14" form:current-value="Name of A &amp; R" form:value="Name of A &amp; 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egreeNam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Name" form:control-implementation="ooo:com.sun.star.form.component.TextField" xml:id="control16" form:id="control16" form:current-value="Name_" form:value="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College" form:control-implementation="ooo:com.sun.star.form.component.TextField" xml:id="control17" form:id="control17" form:current-value="College_" form:value="Colleg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DegreeName" form:control-implementation="ooo:com.sun.star.form.component.TextField" xml:id="control18" form:id="control18" form:current-value="Degree Name_" form:value="Degree 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Admitted" form:control-implementation="ooo:com.sun.star.form.component.TextField" xml:id="control19" form:id="control19" form:current-value="First Admitted to_" form:value="First Admitted to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2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Major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Advisor01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Major" form:control-implementation="ooo:com.sun.star.form.component.TextField" xml:id="control23" form:id="control23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Advisor" form:control-implementation="ooo:com.sun.star.form.component.TextField" xml:id="control24" form:id="control24" form:current-value="Advisor(S)_" form:value="Advisor(S)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choolCertificateType" form:control-implementation="ooo:com.sun.star.form.component.TextField" xml:id="control25" form:id="control25" form:current-value="(Based On)&#10;School Certificate_" form:value="(Based On)&#10;School Certificat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CertificateTyp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MajorColon" form:control-implementation="ooo:com.sun.star.form.component.TextField" xml:id="control27" form:id="control27" form:current-value=":" form:value=":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FirstMajor" form:control-implementation="ooo:com.sun.star.form.component.TextField" xml:id="control28" form:id="control28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Gender" form:control-implementation="ooo:com.sun.star.form.component.TextField" xml:id="control29" form:id="control29" form:current-value="Gender_" form:value="Gende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tream" form:control-implementation="ooo:com.sun.star.form.component.TextField" xml:id="control30" form:id="control30" form:current-value="Stream :_ " form:value="Stream :_ 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SchoolStream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Percent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24" svg:width="1.2496in" svg:height="0.1976in" svg:x="5.25in" svg:y="1.25in" draw:control="control1"/>
      <draw:control text:anchor-type="page" text:anchor-page-number="1" draw:z-index="2" draw:style-name="gr1" draw:text-style-name="P24" svg:width="2.0843in" svg:height="0.1969in" svg:x="4.4264in" svg:y="1.5472in" draw:control="control3"/>
      <draw:control text:anchor-type="page" text:anchor-page-number="1" draw:z-index="4" draw:style-name="gr1" draw:text-style-name="P24" svg:width="2.0768in" svg:height="0.2406in" svg:x="4.4161in" svg:y="1.8543in" draw:control="control5"/>
      <draw:control text:anchor-type="page" text:anchor-page-number="1" draw:z-index="6" draw:style-name="gr5" draw:text-style-name="P24" svg:width="2.0976in" svg:height="0.1976in" svg:x="4.4055in" svg:y="2.1984in" draw:control="control21"/>
      <draw:control text:anchor-type="page" text:anchor-page-number="1" draw:z-index="7" draw:style-name="gr6" draw:text-style-name="P24" svg:width="1.7717in" svg:height="0.1969in" svg:x="0.5689in" svg:y="2.6535in" draw:control="control26"/>
      <draw:control text:anchor-type="page" text:anchor-page-number="1" draw:z-index="8" draw:style-name="gr6" draw:text-style-name="P24" svg:width="0.6287in" svg:height="0.1969in" svg:x="1.7189in" svg:y="3.2709in" draw:control="control31"/>
      <draw:control text:anchor-type="page" text:anchor-page-number="1" draw:z-index="12" draw:style-name="gr1" draw:text-style-name="P25" svg:width="2.1043in" svg:height="0.2378in" svg:x="4.3953in" svg:y="2.6563in" draw:control="control15"/>
      <draw:control text:anchor-type="page" text:anchor-page-number="1" draw:z-index="13" draw:style-name="gr8" draw:text-style-name="P26" svg:width="0.3858in" svg:height="0.1969in" svg:x="1.3335in" svg:y="3.2709in" draw:control="control32"/>
      <draw:control text:anchor-type="page" text:anchor-page-number="1" draw:z-index="18" draw:style-name="gr1" draw:text-style-name="P27" svg:width="0.798in" svg:height="0.2004in" svg:x="7.3626in" svg:y="2.1756in" draw:control="control23"/>
      <draw:control text:anchor-type="page" text:anchor-page-number="1" draw:z-index="21" draw:style-name="gr1" draw:text-style-name="P27" svg:width="1.0315in" svg:height="0.1768in" svg:x="7.1311in" svg:y="2.6866in" draw:control="control18"/>
      <draw:control text:anchor-type="page" text:anchor-page-number="1" draw:z-index="22" draw:style-name="gr5" draw:text-style-name="P25" svg:width="1.0524in" svg:height="0.2713in" svg:x="3.2508in" svg:y="3.3in" draw:control="control30"/>
      <draw:control text:anchor-type="page" text:anchor-page-number="1" draw:z-index="23" draw:style-name="gr1" draw:text-style-name="P27" svg:width="1.1134in" svg:height="0.2461in" svg:x="7.0409in" svg:y="3.2563in" draw:control="control24"/>
      <draw:control text:anchor-type="page" text:anchor-page-number="1" draw:z-index="24" draw:style-name="gr10" draw:text-style-name="P29" svg:width="0.9976in" svg:height="0.1642in" svg:x="7.1665in" svg:y="1.2307in" draw:control="control9"/>
      <draw:control text:anchor-type="page" text:anchor-page-number="1" draw:z-index="25" draw:style-name="gr11" draw:text-style-name="P30" svg:width="3.1134in" svg:height="0.198in" svg:x="3.0598in" svg:y="0.2591in" draw:control="control10"/>
      <draw:control text:anchor-type="page" text:anchor-page-number="1" draw:z-index="26" draw:style-name="gr11" draw:text-style-name="P31" svg:width="3.1043in" svg:height="0.2606in" svg:x="3.0701in" svg:y="0.6756in" draw:control="control11"/>
      <draw:control text:anchor-type="page" text:anchor-page-number="1" draw:z-index="27" draw:style-name="gr12" draw:text-style-name="P32" svg:width="0.7606in" svg:height="0.2295in" svg:x="7.6043in" svg:y="0.9201in" draw:control="control12"/>
      <draw:control text:anchor-type="page" text:anchor-page-number="1" draw:z-index="28" draw:style-name="gr11" draw:text-style-name="P33" svg:width="1.9059in" svg:height="0.2106in" svg:x="5.5425in" svg:y="0.9362in" draw:control="control13"/>
      <draw:control text:anchor-type="page" text:anchor-page-number="1" draw:z-index="29" draw:style-name="gr11" draw:text-style-name="P31" svg:width="3.115in" svg:height="0.2189in" svg:x="3.0598in" svg:y="0.4571in" draw:control="control14"/>
      <draw:line text:anchor-type="page" text:anchor-page-number="1" draw:z-index="30" draw:style-name="gr13" draw:text-style-name="P34" svg:x1="0.8799in" svg:y1="3.6091in" svg:x2="7.9815in" svg:y2="3.6091in">
        <text:p/>
      </draw:line>
      <draw:control text:anchor-type="page" text:anchor-page-number="1" draw:z-index="33" draw:style-name="gr15" draw:text-style-name="P24" svg:width="0.1252in" svg:height="0.2606in" svg:x="2.4472in" svg:y="2.1465in" draw:control="control27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<draw:control text:anchor-type="paragraph" draw:z-index="10" draw:style-name="gr7" draw:text-style-name="P24" svg:width="2.1669in" svg:height="0.2177in" svg:x="1.6598in" svg:y="2.0882in" draw:control="control20"/><draw:control text:anchor-type="paragraph" draw:z-index="15" draw:style-name="gr7" draw:text-style-name="P27" svg:width="0.7776in" svg:height="0.2087in" svg:x="0.0291in" svg:y="0.289in" draw:control="control16"/><draw:control text:anchor-type="paragraph" draw:z-index="20" draw:style-name="gr7" draw:text-style-name="P28" svg:width="1.7094in" svg:height="0.5157in" svg:x="3.8783in" svg:y="1.2528in" draw:control="control25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><draw:control text:anchor-type="paragraph" draw:z-index="14" draw:style-name="gr7" draw:text-style-name="P27" svg:width="1.1705in" svg:height="0.1713in" svg:x="0.0453in" svg:y="0.0035in" draw:control="control8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svg:y="-0.0984in" draw:z-index="1" draw:style-name="gr2" draw:text-style-name="P24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><draw:control text:anchor-type="paragraph" draw:z-index="16" draw:style-name="gr9" draw:text-style-name="P27" svg:width="0.7323in" svg:height="0.2087in" svg:x="0.011in" svg:y="0.0138in" draw:control="control29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draw:z-index="3" draw:style-name="gr3" draw:text-style-name="P24" svg:width="1.1815in" svg:height="0.1969in" draw:control="control4"/></text:p>
          </table:table-cell>
        </table:table-row>
        <table:table-row>
          <table:table-cell table:style-name="Table1.A1" office:value-type="string">
            <text:p text:style-name="P19"><draw:control text:anchor-type="paragraph" draw:z-index="32" draw:style-name="gr14" draw:text-style-name="P27" svg:width="0.6898in" svg:height="0.1335in" svg:x="0.0339in" svg:y="0.0654in" draw:control="control17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><draw:control text:anchor-type="paragraph" draw:z-index="17" draw:style-name="gr9" draw:text-style-name="P25" svg:width="1.2224in" svg:height="0.2295in" svg:x="0.0102in" svg:y="0.011in" draw:control="control19"/>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draw:control text:anchor-type="as-char" svg:y="-0.1972in" draw:z-index="5" draw:style-name="gr4" draw:text-style-name="P24" svg:width="2.2996in" svg:height="0.2598in" draw:control="control6"/></text:p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0"><draw:control text:anchor-type="paragraph" draw:z-index="19" draw:style-name="gr9" draw:text-style-name="P25" svg:width="0.6878in" svg:height="0.1776in" svg:x="0.0209in" svg:y="0.0098in" draw:control="control28"/> 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<draw:control text:anchor-type="as-char" draw:z-index="11" draw:style-name="gr3" draw:text-style-name="P24" svg:width="2.0823in" svg:height="0.2406in" draw:control="control7"/></text:p>
          </table:table-cell>
        </table:table-row>
        <table:table-row table:style-name="Table1.5">
          <table:table-cell table:style-name="Table1.A1" office:value-type="string">
            <text:p text:style-name="P16"/>
          </table:table-cell>
          <table:table-cell table:style-name="Table1.B5" office:value-type="string">
            <text:p text:style-name="P10">:</text:p>
          </table:table-cell>
          <table:table-cell table:style-name="Table1.A1" office:value-type="string">
            <text:p text:style-name="P15"/>
          </table:table-cell>
          <table:table-cell table:style-name="Table1.D5" office:value-type="string">
            <text:p text:style-name="P21"/>
          </table:table-cell>
          <table:table-cell table:style-name="Table1.B5" office:value-type="string">
            <text:p text:style-name="P15">:</text:p>
          </table:table-cell>
          <table:table-cell table:style-name="Table1.A1" office:value-type="string">
            <text:p text:style-name="P15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5" office:value-type="string">
            <text:p text:style-name="P7">:</text:p>
          </table:table-cell>
          <table:table-cell table:style-name="Table1.A1" office:value-type="string">
            <text:p text:style-name="P8"><draw:control text:anchor-type="paragraph" draw:z-index="9" draw:style-name="gr7" draw:text-style-name="P24" svg:width="2.1661in" svg:height="0.2177in" svg:x="0.0874in" svg:y="0.1437in" draw:control="control22"/></text:p>
          </table:table-cell>
          <table:table-cell table:style-name="Table1.A1" office:value-type="string">
            <text:p text:style-name="P9"/>
          </table:table-cell>
          <table:table-cell table:style-name="Table1.B5" office:value-type="string">
            <text:p text:style-name="P15">:</text:p>
          </table:table-cell>
          <table:table-cell table:style-name="Table1.A1" office:value-type="string">
            <text:p text:style-name="P17"><text:s text:c="3"/></text:p>
          </table:table-cell>
        </table:table-row>
        <table:table-row table:style-name="Table1.7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2"/>
          </table:table-cell>
        </table:table-row>
      </table:table>
      <text:p text:style-name="P12"><text:span text:style-name="T2"><text:s text:c="7"/></text:span><text:span text:style-name="T1"><text:tab/><text:tab/><text:tab/><text:tab/><text:tab/></text:span></text:p>
      <text:p text:style-name="P13"/>
      <text:p text:style-name="P14"/>
      <text:p text:style-name="Standard"/>
      <text:p text:style-name="Standard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ial Unicode MS1" svg:font-family="'Arial Unicode MS'" style:font-adornments="Bold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7.0311in" svg:y="-0.0854in" svg:width="0.5591in" svg:height="0.5909in" draw:z-index="31"><draw:image xlink:href="Pictures/1000020000000043000000538A47E0B9.gif" xlink:type="simple" xlink:show="embed" xlink:actuate="onLoad"/></draw:frame><text:line-break/><text:line-break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9-02-18T18:10:24.797000000</dc:date>
    <meta:editing-duration>P23DT9H23M16S</meta:editing-duration>
    <meta:editing-cycles>163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19" meta:word-count="11" meta:character-count="29" meta:non-whitespace-character-count="11"/>
  </office:meta>
</office:document-meta>
</file>